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f8c" officeooo:paragraph-rsid="0006bf8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{{ master_01 }}</text:span> of mice and ma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16:48:36.322170401</meta:creation-date>
    <dc:date>2021-01-19T17:02:11.437555158</dc:date>
    <meta:editing-duration>PT3M9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1" meta:word-count="7" meta:character-count="31" meta:non-whitespace-character-count="25"/>
  </office:meta>
</office:document-meta>
</file>